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Calibri" svg:font-family="Calibri"/>
    <style:font-face style:name="Cambria" svg:font-family="Cambria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1389in"/>
      <style:text-properties style:font-name="Cambria" fo:font-size="13.0pt" fo:color="#4f81bd"/>
    </style:style>
    <style:style style:name="P2" style:family="paragraph" style:parent-style-name="Standard">
      <style:text-properties style:font-name="Calibri" fo:font-size="12.0pt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2.0pt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5.2931in" style:type="right"/>
        </style:tab-stops>
      </style:paragraph-properties>
      <style:text-properties style:font-name="Calibri" fo:font-size="12.0pt"/>
    </style:style>
    <style:style style:name="P5" style:family="paragraph" style:parent-style-name="Standard">
      <style:paragraph-properties>
        <style:tab-stops>
          <style:tab-stop style:position="6.2931in" style:type="right"/>
        </style:tab-stops>
      </style:paragraph-properties>
      <style:text-properties style:font-name="Calibri" fo:font-size="12.0pt"/>
    </style:style>
    <style:style style:name="P6" style:family="paragraph" style:parent-style-name="Standard">
      <style:text-properties style:font-name="Calibri" fo:font-size="11.0pt"/>
    </style:style>
    <style:style style:name="P7" style:family="paragraph" style:parent-style-name="Standard">
      <style:text-properties style:font-name="Arial" fo:font-size="9.0pt" fo:color="#000000"/>
    </style:style>
    <style:style style:name="P8" style:family="paragraph" style:parent-style-name="Standard">
      <style:text-properties style:font-name="Arial" fo:font-size="14.0pt" fo:color="#000000"/>
    </style:style>
    <style:style style:name="P9" style:family="paragraph" style:parent-style-name="Standard">
      <style:text-properties style:font-name="Times New Roman" fo:font-size="14.0pt" fo:color="#000000"/>
    </style:style>
    <style:style style:name="P10" style:family="paragraph" style:parent-style-name="Standard">
      <style:paragraph-properties fo:margin-top="0.0694in" fo:margin-bottom="0.0694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2.0pt"/>
    </style:style>
    <style:style style:name="P11" style:family="paragraph" style:parent-style-name="Standard">
      <style:paragraph-properties fo:margin-top="0.0694in" fo:margin-bottom="0.0694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Calibri" fo:font-size="12.0pt" fo:color="#000000"/>
    </style:style>
    <style:style style:name="P12" style:family="paragraph" style:parent-style-name="Standard">
      <style:paragraph-properties fo:margin-top="0.0694in" fo:margin-bottom="0.0694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Calibri" fo:font-size="12.0pt" fo:color="#000000"/>
    </style:style>
    <style:style style:name="P13" style:family="paragraph" style:parent-style-name="Standard">
      <style:paragraph-properties fo:margin-top="0.0694in" fo:margin-bottom="0.0694in"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Calibri" fo:font-size="12.0pt" fo:color="#000000"/>
    </style:style>
    <style:style style:name="P14" style:family="paragraph" style:parent-style-name="Standard">
      <style:paragraph-properties fo:margin-top="0.0694in" fo:margin-bottom="0.0694in" fo:margin-left="1.5000in" fo:text-indent="-1.5000in">
        <style:tab-stops>
          <style:tab-stop style:position="1.1528in"/>
          <style:tab-stop style:position="1.5000in"/>
        </style:tab-stops>
      </style:paragraph-properties>
      <style:text-properties style:font-name="Calibri" fo:font-size="12.0pt"/>
    </style:style>
    <style:style style:name="P15" style:family="paragraph" style:parent-style-name="Standard">
      <style:paragraph-properties fo:margin-bottom="0.1389in" fo:line-height="115%"/>
      <style:text-properties style:font-name="Calibri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3" style:family="text">
      <style:text-properties fo:font-weight="bold" fo:font-weight-asian="bold" fo:font-weight-complex="bold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">
        <style:list-level-properties text:space-before="0.25in" text:min-label-width="0.25in"/>
      </text:list-level-style-bullet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0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</text:list-style>
  </office:automatic-styles>
  <office:body>
    <office:text>
      <text:p text:style-name="P1"><text:span text:style-name="T1">Introduction <text:s/></text:span></text:p>
      <text:p text:style-name="P2"><text:span text:style-name="T2">The purpose of this document is to focus the developers effort in manageable sprints, during the project in the Android application, -sleep app. This is only in part a method based on the scrum-methodology. <text:s text:c="2"/></text:span></text:p>
      <text:p text:style-name="P2"/>
      <text:p text:style-name="P2"><text:span text:style-name="T2">The intent of this sprint is to construct a working application with all basic function. This basic function is referred <text:s/>to as:</text:span></text:p>
      <text:p text:style-name="P2"><text:span text:style-name="T2"><text:s/>-First layer of function -Mona Lisa. <text:s text:c="2"/></text:span></text:p>
      <text:p text:style-name="P2"/>
      <text:p text:style-name="P2"><text:span text:style-name="T2">If the reader lacks basic familiarity with the application, please do read the following:</text:span></text:p>
      <text:list text:style-name="L1">
        <text:list-item>
          <text:p text:style-name="P3"><text:span text:style-name="T2">System design document </text:span></text:p>
        </text:list-item>
        <text:list-item>
          <text:p text:style-name="P3"><text:span text:style-name="T2">Requirements and Analysis Document </text:span></text:p>
        </text:list-item>
        <text:list-item>
          <text:p text:style-name="P4"><text:span text:style-name="T2">Developer's Guide</text:span></text:p>
        </text:list-item>
        <text:list-item>
          <text:p text:style-name="P4"><text:span text:style-name="T2">Manual </text:span></text:p>
        </text:list-item>
      </text:list>
      <text:p text:style-name="P5"/>
      <text:p text:style-name="P5"><text:span text:style-name="T2">All of this documents are stored, maintained and periodically updated and can be retrieved trough a public repository. https://github.com/danwar/JohannesCO/tree/master/docs</text:span></text:p>
      <text:p text:style-name="P6"/>
      <text:p text:style-name="P7"/>
      <text:p text:style-name="P7"/>
      <text:p text:style-name="P7"/>
      <text:p text:style-name="P8"><text:span text:style-name="T3">Sprintlog – First layer of function -Mona Lisa</text:span></text:p>
      <text:p text:style-name="P9"/>
      <text:list text:style-name="L2">
        <text:list-item>
          <text:p text:style-name="P10"><text:span text:style-name="T2">Create sleep calculations function </text:span></text:p>
        </text:list-item>
        <text:list-item>
          <text:p text:style-name="P10"><text:span text:style-name="T2">Create functions for saving alarm times and settings</text:span></text:p>
        </text:list-item>
        <text:list-item>
          <text:p text:style-name="P11">Autogenerate alarms based on confined wake- up times</text:p>
        </text:list-item>
        <text:list-item>
          <text:p text:style-name="P11">Different sleep styles are possible to choose by user, preferable by drop-down or similar. Information is given.</text:p>
        </text:list-item>
        <text:list-item>
          <text:p text:style-name="P11"><text:span text:style-name="T2">Information about different sleep-styles and sleep in general </text:span></text:p>
          <text:list>
            <text:list-item>
              <text:p text:style-name="P12"><text:span text:style-name="T2">general sleep information</text:span></text:p>
              <text:list>
                <text:list-item>
                  <text:p text:style-name="P13">information: text, pictures are presented to the user</text:p>
                </text:list-item>
                <text:list-item>
                  <text:p text:style-name="P13">navigation is possible in and out of this module </text:p>
                </text:list-item>
              </text:list>
            </text:list-item>
            <text:list-item>
              <text:p text:style-name="P12"><text:span text:style-name="T2">get basic sleep information about different sleep-styles</text:span></text:p>
              <text:list>
                <text:list-item>
                  <text:p text:style-name="P14">information: text, pictures are presented to the user</text:p>
                </text:list-item>
                <text:list-item>
                  <text:p text:style-name="P14">navigation is possible in and out of this module</text:p>
                </text:list-item>
              </text:list>
            </text:list-item>
          </text:list>
        </text:list-item>
        <text:list-item>
          <text:p text:style-name="P10"><text:span text:style-name="T2">Create activity for settings</text:span>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38.32</meta:generator>
    <meta:initial-creator>Uzer</meta:initial-creator>
  </office:meta>
</office:document-meta>
</file>